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fo:background-color="#729fcf" fo:border="0.06pt solid #000000"/>
      <style:text-properties style:font-name="arial" fo:font-size="8pt" style:font-size-asian="8pt" style:font-size-complex="8pt"/>
    </style:style>
    <style:style style:name="ce24" style:family="table-cell" style:parent-style-name="Default" style:data-style-name="N37">
      <style:table-cell-properties fo:border-bottom="none" fo:background-color="#b4c7dc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fo:border-bottom="0.06pt solid #000000" fo:background-color="#b4c7dc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bottom="none" fo:background-color="#b4c7dc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42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default-cell-style-name="ce24"/>
        <table:table-column table:style-name="co2" table:default-cell-style-name="ce9"/>
        <table:table-column table:style-name="co3" table:default-cell-style-name="ce9"/>
        <table:table-row table:style-name="ro1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Canasta Indigencia</text:p>
          </table:table-cell>
          <table:table-cell table:style-name="ce23" office:value-type="string" calcext:value-type="string">
            <text:p>Canasta Pobreza</text:p>
          </table:table-cell>
        </table:table-row>
        <table:table-row table:style-name="ro1">
          <table:table-cell office:value-type="string" calcext:value-type="string">
            <text:p>Julio 2016</text:p>
          </table:table-cell>
          <table:table-cell table:style-name="ce29" office:value-type="float" office:value="1666.48" calcext:value-type="float">
            <text:p>1666,48</text:p>
          </table:table-cell>
          <table:table-cell table:style-name="ce29" office:value-type="float" office:value="4033.76" calcext:value-type="float">
            <text:p>4033,76</text:p>
          </table:table-cell>
        </table:table-row>
        <table:table-row table:style-name="ro1">
          <table:table-cell table:style-name="ce25" office:value-type="string" calcext:value-type="string">
            <text:p>Enero 2017</text:p>
          </table:table-cell>
          <table:table-cell table:style-name="ce29" office:value-type="float" office:value="1789.15" calcext:value-type="float">
            <text:p>1789,15</text:p>
          </table:table-cell>
          <table:table-cell table:style-name="ce29" office:value-type="float" office:value="4311.85" calcext:value-type="float">
            <text:p>4311,85</text:p>
          </table:table-cell>
        </table:table-row>
        <table:table-row table:style-name="ro1">
          <table:table-cell table:style-name="ce25" office:value-type="string" calcext:value-type="string">
            <text:p>Julio 2017</text:p>
          </table:table-cell>
          <table:table-cell table:style-name="ce29" office:value-type="float" office:value="1984.64" calcext:value-type="float">
            <text:p>1984,64</text:p>
          </table:table-cell>
          <table:table-cell table:style-name="ce29" office:value-type="float" office:value="4862.37" calcext:value-type="float">
            <text:p>4862,37</text:p>
          </table:table-cell>
        </table:table-row>
        <table:table-row table:style-name="ro1">
          <table:table-cell table:style-name="ce25" office:value-type="string" calcext:value-type="string">
            <text:p>Enero 2018</text:p>
          </table:table-cell>
          <table:table-cell table:style-name="ce29" office:value-type="float" office:value="2197.26" calcext:value-type="float">
            <text:p>2197,26</text:p>
          </table:table-cell>
          <table:table-cell table:style-name="ce29" office:value-type="float" office:value="5493.15" calcext:value-type="float">
            <text:p>5493,15</text:p>
          </table:table-cell>
        </table:table-row>
        <table:table-row table:style-name="ro1">
          <table:table-cell office:value-type="string" calcext:value-type="string">
            <text:p>Julio 2018</text:p>
          </table:table-cell>
          <table:table-cell table:style-name="ce29" office:value-type="float" office:value="2627.37" calcext:value-type="float">
            <text:p>2627,37</text:p>
          </table:table-cell>
          <table:table-cell table:style-name="ce29" office:value-type="float" office:value="6515.88" calcext:value-type="float">
            <text:p>6515,88</text:p>
          </table:table-cell>
        </table:table-row>
        <table:table-row table:style-name="ro1">
          <table:table-cell table:style-name="ce25" office:value-type="string" calcext:value-type="string">
            <text:p>Enero 2019</text:p>
          </table:table-cell>
          <table:table-cell table:style-name="ce29" office:value-type="float" office:value="3423.03" calcext:value-type="float">
            <text:p>3423,03</text:p>
          </table:table-cell>
          <table:table-cell table:style-name="ce29" office:value-type="float" office:value="8557.58" calcext:value-type="float">
            <text:p>8557,58</text:p>
          </table:table-cell>
        </table:table-row>
        <table:table-row table:style-name="ro1">
          <table:table-cell office:value-type="string" calcext:value-type="string">
            <text:p>Julio 2019</text:p>
          </table:table-cell>
          <table:table-cell table:style-name="ce29" office:value-type="float" office:value="4133.91" calcext:value-type="float">
            <text:p>4133,91</text:p>
          </table:table-cell>
          <table:table-cell table:style-name="ce29" office:value-type="float" office:value="10334.77" calcext:value-type="float">
            <text:p>10334,77</text:p>
          </table:table-cell>
        </table:table-row>
        <table:table-row table:style-name="ro1">
          <table:table-cell table:style-name="ce25" office:value-type="string" calcext:value-type="string">
            <text:p>Enero 2020</text:p>
          </table:table-cell>
          <table:table-cell table:style-name="ce29" office:value-type="float" office:value="5332.94" calcext:value-type="float">
            <text:p>5332,94</text:p>
          </table:table-cell>
          <table:table-cell table:style-name="ce29" office:value-type="float" office:value="13065.7" calcext:value-type="float">
            <text:p>13065,7</text:p>
          </table:table-cell>
        </table:table-row>
        <table:table-row table:style-name="ro1">
          <table:table-cell office:value-type="string" calcext:value-type="string">
            <text:p>Julio 2020</text:p>
          </table:table-cell>
          <table:table-cell table:style-name="ce29" office:value-type="float" office:value="5929.29" calcext:value-type="float">
            <text:p>5929,29</text:p>
          </table:table-cell>
          <table:table-cell table:style-name="ce29" office:value-type="float" office:value="14408.17" calcext:value-type="float">
            <text:p>14408,17</text:p>
          </table:table-cell>
        </table:table-row>
        <table:table-row table:style-name="ro1">
          <table:table-cell table:style-name="ce25" office:value-type="string" calcext:value-type="string">
            <text:p>Enero 2021</text:p>
          </table:table-cell>
          <table:table-cell table:style-name="ce29" office:value-type="float" office:value="7677.09" calcext:value-type="float">
            <text:p>7677,09</text:p>
          </table:table-cell>
          <table:table-cell table:style-name="ce29" office:value-type="float" office:value="18271.47" calcext:value-type="float">
            <text:p>18271,47</text:p>
          </table:table-cell>
        </table:table-row>
        <table:table-row table:style-name="ro1">
          <table:table-cell office:value-type="string" calcext:value-type="string">
            <text:p>Febrero 2021</text:p>
          </table:table-cell>
          <table:table-cell table:style-name="ce29" office:value-type="float" office:value="7953.14" calcext:value-type="float">
            <text:p>7953,14</text:p>
          </table:table-cell>
          <table:table-cell table:style-name="ce29" office:value-type="float" office:value="18769.41" calcext:value-type="float">
            <text:p>18769,41</text:p>
          </table:table-cell>
        </table:table-row>
        <table:table-row table:style-name="ro1">
          <table:table-cell office:value-type="string" calcext:value-type="string">
            <text:p>Marzo 2021</text:p>
          </table:table-cell>
          <table:table-cell table:style-name="ce29" office:value-type="float" office:value="8312.33" calcext:value-type="float">
            <text:p>8312,33</text:p>
          </table:table-cell>
          <table:table-cell table:style-name="ce29" office:value-type="float" office:value="19700.22" calcext:value-type="float">
            <text:p>19700,22</text:p>
          </table:table-cell>
        </table:table-row>
        <table:table-row table:style-name="ro1">
          <table:table-cell table:style-name="ce25" office:value-type="string" calcext:value-type="string">
            <text:p>Abril 2021</text:p>
          </table:table-cell>
          <table:table-cell table:style-name="ce29" office:value-type="float" office:value="8633.31" calcext:value-type="float">
            <text:p>8633,31</text:p>
          </table:table-cell>
          <table:table-cell table:style-name="ce29" office:value-type="float" office:value="20374.61" calcext:value-type="float">
            <text:p>20374,61</text:p>
          </table:table-cell>
        </table:table-row>
        <table:table-row table:style-name="ro1">
          <table:table-cell office:value-type="string" calcext:value-type="string">
            <text:p>Mayo 2021</text:p>
          </table:table-cell>
          <table:table-cell table:style-name="ce29" office:value-type="float" office:value="8874.89" calcext:value-type="float">
            <text:p>8874,89</text:p>
          </table:table-cell>
          <table:table-cell table:style-name="ce29" office:value-type="float" office:value="20855.99" calcext:value-type="float">
            <text:p>20855,99</text:p>
          </table:table-cell>
        </table:table-row>
        <table:table-row table:style-name="ro1">
          <table:table-cell table:style-name="ce26" office:value-type="string" calcext:value-type="string">
            <text:p>Junio 2021</text:p>
          </table:table-cell>
          <table:table-cell table:style-name="ce30" office:value-type="float" office:value="9195.41" calcext:value-type="float">
            <text:p>9195,41</text:p>
          </table:table-cell>
          <table:table-cell table:style-name="ce30" office:value-type="float" office:value="21517.26" calcext:value-type="float">
            <text:p>21517,2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7" office:value-type="string" calcext:value-type="string">
            <text:p>1) Base Julio 2018</text:p>
          </table:table-cell>
          <table:table-cell table:style-name="Default" table:number-columns-repeated="2"/>
        </table:table-row>
        <table:table-row table:style-name="ro1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Canasta Indigencia</text:p>
          </table:table-cell>
          <table:table-cell table:style-name="ce23" office:value-type="string" calcext:value-type="string">
            <text:p>Canasta Pobreza</text:p>
          </table:table-cell>
        </table:table-row>
        <table:table-row table:style-name="ro1">
          <table:table-cell office:value-type="string" calcext:value-type="string">
            <text:p>Julio 2016</text:p>
          </table:table-cell>
          <table:table-cell table:formula="of:=([.B2]/[.$B$6])*100" office:value-type="float" office:value="63.4276862413745" calcext:value-type="float">
            <text:p>63,43</text:p>
          </table:table-cell>
          <table:table-cell table:formula="of:=([.C2]/[.$C$6])*100" office:value-type="float" office:value="61.9066035593044" calcext:value-type="float">
            <text:p>61,91</text:p>
          </table:table-cell>
        </table:table-row>
        <table:table-row table:style-name="ro1">
          <table:table-cell office:value-type="string" calcext:value-type="string">
            <text:p>Enero 2017</text:p>
          </table:table-cell>
          <table:table-cell table:formula="of:=([.B3]/[.$B$6])*100" office:value-type="float" office:value="68.0966137239902" calcext:value-type="float">
            <text:p>68,10</text:p>
          </table:table-cell>
          <table:table-cell table:formula="of:=([.C3]/[.$C$6])*100" office:value-type="float" office:value="66.1744844901993" calcext:value-type="float">
            <text:p>66,17</text:p>
          </table:table-cell>
        </table:table-row>
        <table:table-row table:style-name="ro1">
          <table:table-cell office:value-type="string" calcext:value-type="string">
            <text:p>Julio 2017</text:p>
          </table:table-cell>
          <table:table-cell table:formula="of:=([.B4]/[.$B$6])*100" office:value-type="float" office:value="75.5371340922672" calcext:value-type="float">
            <text:p>75,54</text:p>
          </table:table-cell>
          <table:table-cell table:formula="of:=([.C4]/[.$C$6])*100" office:value-type="float" office:value="74.6233816460708" calcext:value-type="float">
            <text:p>74,62</text:p>
          </table:table-cell>
        </table:table-row>
        <table:table-row table:style-name="ro1">
          <table:table-cell office:value-type="string" calcext:value-type="string">
            <text:p>Enero 2018</text:p>
          </table:table-cell>
          <table:table-cell table:formula="of:=([.B5]/[.$B$6])*100" office:value-type="float" office:value="83.6296372418046" calcext:value-type="float">
            <text:p>83,63</text:p>
          </table:table-cell>
          <table:table-cell table:formula="of:=([.C5]/[.$C$6])*100" office:value-type="float" office:value="84.3040387484116" calcext:value-type="float">
            <text:p>84,30</text:p>
          </table:table-cell>
        </table:table-row>
        <table:table-row table:style-name="ro1">
          <table:table-cell office:value-type="string" calcext:value-type="string">
            <text:p>Julio 2018</text:p>
          </table:table-cell>
          <table:table-cell table:formula="of:=([.B6]/[.$B$6])*100" office:value-type="float" office:value="100" calcext:value-type="float">
            <text:p>100,00</text:p>
          </table:table-cell>
          <table:table-cell table:formula="of:=([.C6]/[.$C$6])*100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Enero 2019</text:p>
          </table:table-cell>
          <table:table-cell table:formula="of:=([.B7]/[.$B$6])*100" office:value-type="float" office:value="130.283515454618" calcext:value-type="float">
            <text:p>130,28</text:p>
          </table:table-cell>
          <table:table-cell table:formula="of:=([.C7]/[.$C$6])*100" office:value-type="float" office:value="131.334217327514" calcext:value-type="float">
            <text:p>131,33</text:p>
          </table:table-cell>
        </table:table-row>
        <table:table-row table:style-name="ro1">
          <table:table-cell office:value-type="string" calcext:value-type="string">
            <text:p>Julio 2019</text:p>
          </table:table-cell>
          <table:table-cell table:formula="of:=([.B8]/[.$B$6])*100" office:value-type="float" office:value="157.340229963804" calcext:value-type="float">
            <text:p>157,34</text:p>
          </table:table-cell>
          <table:table-cell table:formula="of:=([.C8]/[.$C$6])*100" office:value-type="float" office:value="158.608967629852" calcext:value-type="float">
            <text:p>158,61</text:p>
          </table:table-cell>
        </table:table-row>
        <table:table-row table:style-name="ro1">
          <table:table-cell office:value-type="string" calcext:value-type="string">
            <text:p>Enero 2020</text:p>
          </table:table-cell>
          <table:table-cell table:formula="of:=([.B9]/[.$B$6])*100" office:value-type="float" office:value="202.976360390809" calcext:value-type="float">
            <text:p>202,98</text:p>
          </table:table-cell>
          <table:table-cell table:formula="of:=([.C9]/[.$C$6])*100" office:value-type="float" office:value="200.520881293087" calcext:value-type="float">
            <text:p>200,52</text:p>
          </table:table-cell>
        </table:table-row>
        <table:table-row table:style-name="ro1">
          <table:table-cell office:value-type="string" calcext:value-type="string">
            <text:p>Julio 2020</text:p>
          </table:table-cell>
          <table:table-cell table:formula="of:=([.B10]/[.$B$6])*100" office:value-type="float" office:value="225.67396293632" calcext:value-type="float">
            <text:p>225,67</text:p>
          </table:table-cell>
          <table:table-cell table:formula="of:=([.C10]/[.$C$6])*100" office:value-type="float" office:value="221.123931073009" calcext:value-type="float">
            <text:p>221,12</text:p>
          </table:table-cell>
        </table:table-row>
        <table:table-row table:style-name="ro1">
          <table:table-cell office:value-type="string" calcext:value-type="string">
            <text:p>Enero 2021</text:p>
          </table:table-cell>
          <table:table-cell table:formula="of:=([.B11]/[.$B$6])*100" office:value-type="float" office:value="292.19675949714" calcext:value-type="float">
            <text:p>292,20</text:p>
          </table:table-cell>
          <table:table-cell table:formula="of:=([.C11]/[.$C$6])*100" office:value-type="float" office:value="280.414464354776" calcext:value-type="float">
            <text:p>280,41</text:p>
          </table:table-cell>
        </table:table-row>
        <table:table-row table:style-name="ro1">
          <table:table-cell office:value-type="string" calcext:value-type="string">
            <text:p>Febrero 2021</text:p>
          </table:table-cell>
          <table:table-cell table:formula="of:=([.B12]/[.$B$6])*100" office:value-type="float" office:value="302.703463920194" calcext:value-type="float">
            <text:p>302,70</text:p>
          </table:table-cell>
          <table:table-cell table:formula="of:=([.C12]/[.$C$6])*100" office:value-type="float" office:value="288.056409878635" calcext:value-type="float">
            <text:p>288,06</text:p>
          </table:table-cell>
        </table:table-row>
        <table:table-row table:style-name="ro1">
          <table:table-cell office:value-type="string" calcext:value-type="string">
            <text:p>Marzo 2021</text:p>
          </table:table-cell>
          <table:table-cell table:formula="of:=([.B13]/[.$B$6])*100" office:value-type="float" office:value="316.374549454397" calcext:value-type="float">
            <text:p>316,37</text:p>
          </table:table-cell>
          <table:table-cell table:formula="of:=([.C13]/[.$C$6])*100" office:value-type="float" office:value="302.341663750714" calcext:value-type="float">
            <text:p>302,34</text:p>
          </table:table-cell>
        </table:table-row>
        <table:table-row table:style-name="ro1">
          <table:table-cell office:value-type="string" calcext:value-type="string">
            <text:p>Abril 2021</text:p>
          </table:table-cell>
          <table:table-cell table:formula="of:=([.B14]/[.$B$6])*100" office:value-type="float" office:value="328.591328971557" calcext:value-type="float">
            <text:p>328,59</text:p>
          </table:table-cell>
          <table:table-cell table:formula="of:=([.C14]/[.$C$6])*100" office:value-type="float" office:value="312.69160880802" calcext:value-type="float">
            <text:p>312,69</text:p>
          </table:table-cell>
        </table:table-row>
        <table:table-row table:style-name="ro1">
          <table:table-cell office:value-type="string" calcext:value-type="string">
            <text:p>Mayo 2021</text:p>
          </table:table-cell>
          <table:table-cell table:formula="of:=([.B15]/[.$B$6])*100" office:value-type="float" office:value="337.786075048432" calcext:value-type="float">
            <text:p>337,79</text:p>
          </table:table-cell>
          <table:table-cell table:formula="of:=([.C15]/[.$C$6])*100" office:value-type="float" office:value="320.079406005022" calcext:value-type="float">
            <text:p>320,08</text:p>
          </table:table-cell>
        </table:table-row>
        <table:table-row table:style-name="ro1">
          <table:table-cell office:value-type="string" calcext:value-type="string">
            <text:p>Junio 2021</text:p>
          </table:table-cell>
          <table:table-cell table:formula="of:=([.B16]/[.$B$6])*100" office:value-type="float" office:value="349.985346563293" calcext:value-type="float">
            <text:p>349,99</text:p>
          </table:table-cell>
          <table:table-cell table:formula="of:=([.C16]/[.$C$6])*100" office:value-type="float" office:value="330.227996832354" calcext:value-type="float">
            <text:p>330,2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7" office:value-type="string" calcext:value-type="string">
            <text:p>2) variación porcentual mensual para los meses febrero y mayo de 2021</text:p>
          </table:table-cell>
          <table:table-cell table:style-name="Default" table:number-columns-repeated="2"/>
        </table:table-row>
        <table:table-row table:style-name="ro1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Canasta Indigencia</text:p>
          </table:table-cell>
          <table:table-cell table:style-name="ce23" office:value-type="string" calcext:value-type="string">
            <text:p>Canasta Pobreza</text:p>
          </table:table-cell>
        </table:table-row>
        <table:table-row table:style-name="ro1">
          <table:table-cell table:style-name="ce28" office:value-type="string" calcext:value-type="string">
            <text:p>Febrero</text:p>
          </table:table-cell>
          <table:table-cell table:formula="of:=(([.B12]-[.B11])/[.B12])*100" office:value-type="float" office:value="3.47095612550515" calcext:value-type="float">
            <text:p>3,47</text:p>
          </table:table-cell>
          <table:table-cell table:formula="of:=(([.C12]-[.C11])/[.C12])*100" office:value-type="float" office:value="2.6529336830513" calcext:value-type="float">
            <text:p>2,65</text:p>
          </table:table-cell>
        </table:table-row>
        <table:table-row table:style-name="ro1">
          <table:table-cell table:style-name="ce28" office:value-type="string" calcext:value-type="string">
            <text:p>Mayo</text:p>
          </table:table-cell>
          <table:table-cell table:formula="of:=(([.B15]-[.B14])/[.B15])*100" office:value-type="float" office:value="2.72206190724617" calcext:value-type="float">
            <text:p>2,72</text:p>
          </table:table-cell>
          <table:table-cell table:formula="of:=(([.C15]-[.C14])/[.C15])*100" office:value-type="float" office:value="2.30811387999323" calcext:value-type="float">
            <text:p>2,31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7" office:value-type="string" calcext:value-type="string">
            <text:p>3) variación porcentual interanual para los meses de enero de 2019 y enero de 2021</text:p>
          </table:table-cell>
          <table:table-cell table:style-name="Default" table:number-columns-repeated="2"/>
        </table:table-row>
        <table:table-row table:style-name="ro1">
          <table:table-cell table:style-name="ce23" office:value-type="string" calcext:value-type="string">
            <text:p>Año</text:p>
          </table:table-cell>
          <table:table-cell table:style-name="ce23" office:value-type="string" calcext:value-type="string">
            <text:p>Canasta Indigencia</text:p>
          </table:table-cell>
          <table:table-cell table:style-name="ce23" office:value-type="string" calcext:value-type="string">
            <text:p>Canasta Pobreza</text:p>
          </table:table-cell>
        </table:table-row>
        <table:table-row table:style-name="ro1">
          <table:table-cell table:style-name="ce28" office:value-type="float" office:value="2019" calcext:value-type="float">
            <text:p>2019</text:p>
          </table:table-cell>
          <table:table-cell table:formula="of:=(([.B7]-[.B5])/[.B7])*100" office:value-type="float" office:value="35.8095021077817" calcext:value-type="float">
            <text:p>35,81</text:p>
          </table:table-cell>
          <table:table-cell table:formula="of:=(([.C7]-[.C5])/[.C7])*100" office:value-type="float" office:value="35.8095396128345" calcext:value-type="float">
            <text:p>35,81</text:p>
          </table:table-cell>
        </table:table-row>
        <table:table-row table:style-name="ro1">
          <table:table-cell table:style-name="ce28" office:value-type="float" office:value="2021" calcext:value-type="float">
            <text:p>2021</text:p>
          </table:table-cell>
          <table:table-cell table:formula="of:=(([.B11]-[.B9])/[.B11])*100" office:value-type="float" office:value="30.5343561167057" calcext:value-type="float">
            <text:p>30,53</text:p>
          </table:table-cell>
          <table:table-cell table:formula="of:=(([.C11]-[.C9])/[.C11])*100" office:value-type="float" office:value="28.491248925237" calcext:value-type="float">
            <text:p>28,49</text:p>
          </table:table-cell>
        </table:table-row>
      </table:table>
      <table:table table:name="Ejercicio 2" table:style-name="ta1">
        <table:table-column table:style-name="co4" table:default-cell-style-name="ce24"/>
        <table:table-column table:style-name="co1" table:number-columns-repeated="55" table:default-cell-style-name="ce29"/>
        <table:table-row table:style-name="ro1">
          <table:table-cell table:style-name="ce23" office:value-type="string" calcext:value-type="string">
            <text:p>Periodo</text:p>
          </table:table-cell>
          <table:table-cell table:style-name="ce10" office:value-type="date" office:date-value="2016-12-01" calcext:value-type="date">
            <text:p>dic-16</text:p>
          </table:table-cell>
          <table:table-cell table:style-name="ce10" office:value-type="date" office:date-value="2017-01-01" calcext:value-type="date">
            <text:p>ene-17</text:p>
          </table:table-cell>
          <table:table-cell table:style-name="ce10" office:value-type="date" office:date-value="2017-02-01" calcext:value-type="date">
            <text:p>feb-17</text:p>
          </table:table-cell>
          <table:table-cell table:style-name="ce10" office:value-type="date" office:date-value="2017-03-01" calcext:value-type="date">
            <text:p>mar-17</text:p>
          </table:table-cell>
          <table:table-cell table:style-name="ce10" office:value-type="date" office:date-value="2017-04-01" calcext:value-type="date">
            <text:p>abr-17</text:p>
          </table:table-cell>
          <table:table-cell table:style-name="ce10" office:value-type="date" office:date-value="2017-05-01" calcext:value-type="date">
            <text:p>may-17</text:p>
          </table:table-cell>
          <table:table-cell table:style-name="ce10" office:value-type="date" office:date-value="2017-06-01" calcext:value-type="date">
            <text:p>jun-17</text:p>
          </table:table-cell>
          <table:table-cell table:style-name="ce10" office:value-type="date" office:date-value="2017-07-01" calcext:value-type="date">
            <text:p>jul-17</text:p>
          </table:table-cell>
          <table:table-cell table:style-name="ce10" office:value-type="date" office:date-value="2017-08-01" calcext:value-type="date">
            <text:p>ago-17</text:p>
          </table:table-cell>
          <table:table-cell table:style-name="ce10" office:value-type="date" office:date-value="2017-09-01" calcext:value-type="date">
            <text:p>sep-17</text:p>
          </table:table-cell>
          <table:table-cell table:style-name="ce10" office:value-type="date" office:date-value="2017-10-01" calcext:value-type="date">
            <text:p>oct-17</text:p>
          </table:table-cell>
          <table:table-cell table:style-name="ce10" office:value-type="date" office:date-value="2017-11-01" calcext:value-type="date">
            <text:p>nov-17</text:p>
          </table:table-cell>
          <table:table-cell table:style-name="ce10" office:value-type="date" office:date-value="2017-12-01" calcext:value-type="date">
            <text:p>dic-17</text:p>
          </table:table-cell>
          <table:table-cell table:style-name="ce10" office:value-type="date" office:date-value="2018-01-01" calcext:value-type="date">
            <text:p>ene-18</text:p>
          </table:table-cell>
          <table:table-cell table:style-name="ce10" office:value-type="date" office:date-value="2018-02-01" calcext:value-type="date">
            <text:p>feb-18</text:p>
          </table:table-cell>
          <table:table-cell table:style-name="ce10" office:value-type="date" office:date-value="2018-03-01" calcext:value-type="date">
            <text:p>mar-18</text:p>
          </table:table-cell>
          <table:table-cell table:style-name="ce10" office:value-type="date" office:date-value="2018-04-01" calcext:value-type="date">
            <text:p>abr-18</text:p>
          </table:table-cell>
          <table:table-cell table:style-name="ce10" office:value-type="date" office:date-value="2018-05-01" calcext:value-type="date">
            <text:p>may-18</text:p>
          </table:table-cell>
          <table:table-cell table:style-name="ce10" office:value-type="date" office:date-value="2018-06-01" calcext:value-type="date">
            <text:p>jun-18</text:p>
          </table:table-cell>
          <table:table-cell table:style-name="ce10" office:value-type="date" office:date-value="2018-07-01" calcext:value-type="date">
            <text:p>jul-18</text:p>
          </table:table-cell>
          <table:table-cell table:style-name="ce10" office:value-type="date" office:date-value="2018-08-01" calcext:value-type="date">
            <text:p>ago-18</text:p>
          </table:table-cell>
          <table:table-cell table:style-name="ce10" office:value-type="date" office:date-value="2018-09-01" calcext:value-type="date">
            <text:p>sep-18</text:p>
          </table:table-cell>
          <table:table-cell table:style-name="ce10" office:value-type="date" office:date-value="2018-10-01" calcext:value-type="date">
            <text:p>oct-18</text:p>
          </table:table-cell>
          <table:table-cell table:style-name="ce10" office:value-type="date" office:date-value="2018-11-01" calcext:value-type="date">
            <text:p>nov-18</text:p>
          </table:table-cell>
          <table:table-cell table:style-name="ce10" office:value-type="date" office:date-value="2018-12-01" calcext:value-type="date">
            <text:p>dic-18</text:p>
          </table:table-cell>
          <table:table-cell table:style-name="ce10" office:value-type="date" office:date-value="2019-01-01" calcext:value-type="date">
            <text:p>ene-19</text:p>
          </table:table-cell>
          <table:table-cell table:style-name="ce10" office:value-type="date" office:date-value="2019-02-01" calcext:value-type="date">
            <text:p>feb-19</text:p>
          </table:table-cell>
          <table:table-cell table:style-name="ce10" office:value-type="date" office:date-value="2019-03-01" calcext:value-type="date">
            <text:p>mar-19</text:p>
          </table:table-cell>
          <table:table-cell table:style-name="ce10" office:value-type="date" office:date-value="2019-04-01" calcext:value-type="date">
            <text:p>abr-19</text:p>
          </table:table-cell>
          <table:table-cell table:style-name="ce10" office:value-type="date" office:date-value="2019-05-01" calcext:value-type="date">
            <text:p>may-19</text:p>
          </table:table-cell>
          <table:table-cell table:style-name="ce10" office:value-type="date" office:date-value="2019-06-01" calcext:value-type="date">
            <text:p>jun-19</text:p>
          </table:table-cell>
          <table:table-cell table:style-name="ce10" office:value-type="date" office:date-value="2019-07-01" calcext:value-type="date">
            <text:p>jul-19</text:p>
          </table:table-cell>
          <table:table-cell table:style-name="ce10" office:value-type="date" office:date-value="2019-08-01" calcext:value-type="date">
            <text:p>ago-19</text:p>
          </table:table-cell>
          <table:table-cell table:style-name="ce10" office:value-type="date" office:date-value="2019-09-01" calcext:value-type="date">
            <text:p>sep-19</text:p>
          </table:table-cell>
          <table:table-cell table:style-name="ce10" office:value-type="date" office:date-value="2019-10-01" calcext:value-type="date">
            <text:p>oct-19</text:p>
          </table:table-cell>
          <table:table-cell table:style-name="ce10" office:value-type="date" office:date-value="2019-11-01" calcext:value-type="date">
            <text:p>nov-19</text:p>
          </table:table-cell>
          <table:table-cell table:style-name="ce10" office:value-type="date" office:date-value="2019-12-01" calcext:value-type="date">
            <text:p>dic-19</text:p>
          </table:table-cell>
          <table:table-cell table:style-name="ce10" office:value-type="date" office:date-value="2020-01-01" calcext:value-type="date">
            <text:p>ene-20</text:p>
          </table:table-cell>
          <table:table-cell table:style-name="ce10" office:value-type="date" office:date-value="2020-02-01" calcext:value-type="date">
            <text:p>feb-20</text:p>
          </table:table-cell>
          <table:table-cell table:style-name="ce10" office:value-type="date" office:date-value="2020-03-01" calcext:value-type="date">
            <text:p>mar-20</text:p>
          </table:table-cell>
          <table:table-cell table:style-name="ce10" office:value-type="date" office:date-value="2020-04-01" calcext:value-type="date">
            <text:p>abr-20</text:p>
          </table:table-cell>
          <table:table-cell table:style-name="ce10" office:value-type="date" office:date-value="2020-05-01" calcext:value-type="date">
            <text:p>may-20</text:p>
          </table:table-cell>
          <table:table-cell table:style-name="ce10" office:value-type="date" office:date-value="2020-06-01" calcext:value-type="date">
            <text:p>jun-20</text:p>
          </table:table-cell>
          <table:table-cell table:style-name="ce10" office:value-type="date" office:date-value="2020-07-01" calcext:value-type="date">
            <text:p>jul-20</text:p>
          </table:table-cell>
          <table:table-cell table:style-name="ce10" office:value-type="date" office:date-value="2020-08-01" calcext:value-type="date">
            <text:p>ago-20</text:p>
          </table:table-cell>
          <table:table-cell table:style-name="ce10" office:value-type="date" office:date-value="2020-09-01" calcext:value-type="date">
            <text:p>sep-20</text:p>
          </table:table-cell>
          <table:table-cell table:style-name="ce10" office:value-type="date" office:date-value="2020-10-01" calcext:value-type="date">
            <text:p>oct-20</text:p>
          </table:table-cell>
          <table:table-cell table:style-name="ce10" office:value-type="date" office:date-value="2020-11-01" calcext:value-type="date">
            <text:p>nov-20</text:p>
          </table:table-cell>
          <table:table-cell table:style-name="ce10" office:value-type="date" office:date-value="2020-12-01" calcext:value-type="date">
            <text:p>dic-20</text:p>
          </table:table-cell>
          <table:table-cell table:style-name="ce10" office:value-type="date" office:date-value="2021-01-01" calcext:value-type="date">
            <text:p>ene-21</text:p>
          </table:table-cell>
          <table:table-cell table:style-name="ce10" office:value-type="date" office:date-value="2021-02-01" calcext:value-type="date">
            <text:p>feb-21</text:p>
          </table:table-cell>
          <table:table-cell table:style-name="ce10" office:value-type="date" office:date-value="2021-03-01" calcext:value-type="date">
            <text:p>mar-21</text:p>
          </table:table-cell>
          <table:table-cell table:style-name="ce10" office:value-type="date" office:date-value="2021-04-01" calcext:value-type="date">
            <text:p>abr-21</text:p>
          </table:table-cell>
          <table:table-cell table:style-name="ce10" office:value-type="date" office:date-value="2021-05-01" calcext:value-type="date">
            <text:p>may-21</text:p>
          </table:table-cell>
          <table:table-cell table:style-name="ce10" office:value-type="date" office:date-value="2021-06-01" calcext:value-type="date">
            <text:p>jun-21</text:p>
          </table:table-cell>
        </table:table-row>
        <table:table-row table:style-name="ro1">
          <table:table-cell office:value-type="string" calcext:value-type="string">
            <text:p>IPC Nivel general</text:p>
          </table:table-cell>
          <table:table-cell office:value-type="float" office:value="100" calcext:value-type="float">
            <text:p>100</text:p>
          </table:table-cell>
          <table:table-cell office:value-type="float" office:value="101.313" calcext:value-type="float">
            <text:p>101,313</text:p>
          </table:table-cell>
          <table:table-cell office:value-type="float" office:value="103.8085" calcext:value-type="float">
            <text:p>103,8085</text:p>
          </table:table-cell>
          <table:table-cell office:value-type="float" office:value="106.2627" calcext:value-type="float">
            <text:p>106,2627</text:p>
          </table:table-cell>
          <table:table-cell office:value-type="float" office:value="109.0613" calcext:value-type="float">
            <text:p>109,0613</text:p>
          </table:table-cell>
          <table:table-cell office:value-type="float" office:value="110.4607" calcext:value-type="float">
            <text:p>110,4607</text:p>
          </table:table-cell>
          <table:table-cell office:value-type="float" office:value="111.9943" calcext:value-type="float">
            <text:p>111,9943</text:p>
          </table:table-cell>
          <table:table-cell office:value-type="float" office:value="113.9199" calcext:value-type="float">
            <text:p>113,9199</text:p>
          </table:table-cell>
          <table:table-cell office:value-type="float" office:value="115.6031" calcext:value-type="float">
            <text:p>115,6031</text:p>
          </table:table-cell>
          <table:table-cell office:value-type="float" office:value="117.9656" calcext:value-type="float">
            <text:p>117,9656</text:p>
          </table:table-cell>
          <table:table-cell office:value-type="float" office:value="119.4985" calcext:value-type="float">
            <text:p>119,4985</text:p>
          </table:table-cell>
          <table:table-cell office:value-type="float" office:value="120.8941" calcext:value-type="float">
            <text:p>120,8941</text:p>
          </table:table-cell>
          <table:table-cell office:value-type="float" office:value="125.0392" calcext:value-type="float">
            <text:p>125,0392</text:p>
          </table:table-cell>
          <table:table-cell office:value-type="float" office:value="127.0147" calcext:value-type="float">
            <text:p>127,0147</text:p>
          </table:table-cell>
          <table:table-cell office:value-type="float" office:value="130.2913" calcext:value-type="float">
            <text:p>130,2913</text:p>
          </table:table-cell>
          <table:table-cell office:value-type="float" office:value="133.5028" calcext:value-type="float">
            <text:p>133,5028</text:p>
          </table:table-cell>
          <table:table-cell office:value-type="float" office:value="136.938" calcext:value-type="float">
            <text:p>136,938</text:p>
          </table:table-cell>
          <table:table-cell office:value-type="float" office:value="139.58" calcext:value-type="float">
            <text:p>139,58</text:p>
          </table:table-cell>
          <table:table-cell office:value-type="float" office:value="145.0582" calcext:value-type="float">
            <text:p>145,0582</text:p>
          </table:table-cell>
          <table:table-cell office:value-type="float" office:value="149.1178" calcext:value-type="float">
            <text:p>149,1178</text:p>
          </table:table-cell>
          <table:table-cell office:value-type="float" office:value="155.1747" calcext:value-type="float">
            <text:p>155,1747</text:p>
          </table:table-cell>
          <table:table-cell office:value-type="float" office:value="165.4903" calcext:value-type="float">
            <text:p>165,4903</text:p>
          </table:table-cell>
          <table:table-cell office:value-type="float" office:value="173.8549" calcext:value-type="float">
            <text:p>173,8549</text:p>
          </table:table-cell>
          <table:table-cell office:value-type="float" office:value="178.877" calcext:value-type="float">
            <text:p>178,877</text:p>
          </table:table-cell>
          <table:table-cell office:value-type="float" office:value="183.9381" calcext:value-type="float">
            <text:p>183,9381</text:p>
          </table:table-cell>
          <table:table-cell office:value-type="float" office:value="189.1236" calcext:value-type="float">
            <text:p>189,1236</text:p>
          </table:table-cell>
          <table:table-cell office:value-type="float" office:value="196.3597" calcext:value-type="float">
            <text:p>196,3597</text:p>
          </table:table-cell>
          <table:table-cell office:value-type="float" office:value="205.7679" calcext:value-type="float">
            <text:p>205,7679</text:p>
          </table:table-cell>
          <table:table-cell office:value-type="float" office:value="212.4469" calcext:value-type="float">
            <text:p>212,4469</text:p>
          </table:table-cell>
          <table:table-cell office:value-type="float" office:value="218.8793" calcext:value-type="float">
            <text:p>218,8793</text:p>
          </table:table-cell>
          <table:table-cell office:value-type="float" office:value="224.6105" calcext:value-type="float">
            <text:p>224,6105</text:p>
          </table:table-cell>
          <table:table-cell office:value-type="float" office:value="229.4286" calcext:value-type="float">
            <text:p>229,4286</text:p>
          </table:table-cell>
          <table:table-cell office:value-type="float" office:value="238.3069" calcext:value-type="float">
            <text:p>238,3069</text:p>
          </table:table-cell>
          <table:table-cell office:value-type="float" office:value="252.1482" calcext:value-type="float">
            <text:p>252,1482</text:p>
          </table:table-cell>
          <table:table-cell office:value-type="float" office:value="260.2101" calcext:value-type="float">
            <text:p>260,2101</text:p>
          </table:table-cell>
          <table:table-cell office:value-type="float" office:value="270.8019" calcext:value-type="float">
            <text:p>270,8019</text:p>
          </table:table-cell>
          <table:table-cell office:value-type="float" office:value="281.1775" calcext:value-type="float">
            <text:p>281,1775</text:p>
          </table:table-cell>
          <table:table-cell office:value-type="float" office:value="286.4913" calcext:value-type="float">
            <text:p>286,4913</text:p>
          </table:table-cell>
          <table:table-cell office:value-type="float" office:value="291.737" calcext:value-type="float">
            <text:p>291,737</text:p>
          </table:table-cell>
          <table:table-cell office:value-type="float" office:value="302.2274" calcext:value-type="float">
            <text:p>302,2274</text:p>
          </table:table-cell>
          <table:table-cell office:value-type="float" office:value="306.4483" calcext:value-type="float">
            <text:p>306,4483</text:p>
          </table:table-cell>
          <table:table-cell office:value-type="float" office:value="311.0922" calcext:value-type="float">
            <text:p>311,0922</text:p>
          </table:table-cell>
          <table:table-cell office:value-type="float" office:value="317.4661" calcext:value-type="float">
            <text:p>317,4661</text:p>
          </table:table-cell>
          <table:table-cell office:value-type="float" office:value="322.6791" calcext:value-type="float">
            <text:p>322,6791</text:p>
          </table:table-cell>
          <table:table-cell office:value-type="float" office:value="331.6957" calcext:value-type="float">
            <text:p>331,6957</text:p>
          </table:table-cell>
          <table:table-cell office:value-type="float" office:value="340.902" calcext:value-type="float">
            <text:p>340,902</text:p>
          </table:table-cell>
          <table:table-cell office:value-type="float" office:value="353.0444" calcext:value-type="float">
            <text:p>353,0444</text:p>
          </table:table-cell>
          <table:table-cell office:value-type="float" office:value="363.5381" calcext:value-type="float">
            <text:p>363,5381</text:p>
          </table:table-cell>
          <table:table-cell office:value-type="float" office:value="377.0507" calcext:value-type="float">
            <text:p>377,0507</text:p>
          </table:table-cell>
          <table:table-cell office:value-type="float" office:value="389.4454" calcext:value-type="float">
            <text:p>389,4454</text:p>
          </table:table-cell>
          <table:table-cell office:value-type="float" office:value="403.4854" calcext:value-type="float">
            <text:p>403,4854</text:p>
          </table:table-cell>
          <table:table-cell office:value-type="float" office:value="424.4539" calcext:value-type="float">
            <text:p>424,4539</text:p>
          </table:table-cell>
          <table:table-cell office:value-type="float" office:value="441.8955" calcext:value-type="float">
            <text:p>441,8955</text:p>
          </table:table-cell>
          <table:table-cell office:value-type="float" office:value="456.7856" calcext:value-type="float">
            <text:p>456,7856</text:p>
          </table:table-cell>
          <table:table-cell office:value-type="float" office:value="470.784" calcext:value-type="float">
            <text:p>470,784</text:p>
          </table:table-cell>
        </table:table-row>
        <table:table-row table:style-name="ro1">
          <table:table-cell office:value-type="string" calcext:value-type="string">
            <text:p>RIPTE</text:p>
          </table:table-cell>
          <table:table-cell office:value-type="float" office:value="20690.14" calcext:value-type="float">
            <text:p>20690,14</text:p>
          </table:table-cell>
          <table:table-cell office:value-type="float" office:value="21048.21" calcext:value-type="float">
            <text:p>21048,21</text:p>
          </table:table-cell>
          <table:table-cell office:value-type="float" office:value="21483.03" calcext:value-type="float">
            <text:p>21483,03</text:p>
          </table:table-cell>
          <table:table-cell office:value-type="float" office:value="22285.48" calcext:value-type="float">
            <text:p>22285,48</text:p>
          </table:table-cell>
          <table:table-cell office:value-type="float" office:value="22650.53" calcext:value-type="float">
            <text:p>22650,53</text:p>
          </table:table-cell>
          <table:table-cell office:value-type="float" office:value="23029.98" calcext:value-type="float">
            <text:p>23029,98</text:p>
          </table:table-cell>
          <table:table-cell office:value-type="float" office:value="23469.98" calcext:value-type="float">
            <text:p>23469,98</text:p>
          </table:table-cell>
          <table:table-cell office:value-type="float" office:value="24489.17" calcext:value-type="float">
            <text:p>24489,17</text:p>
          </table:table-cell>
          <table:table-cell office:value-type="float" office:value="24700.42" calcext:value-type="float">
            <text:p>24700,42</text:p>
          </table:table-cell>
          <table:table-cell office:value-type="float" office:value="25136.35" calcext:value-type="float">
            <text:p>25136,35</text:p>
          </table:table-cell>
          <table:table-cell office:value-type="float" office:value="25843.46" calcext:value-type="float">
            <text:p>25843,46</text:p>
          </table:table-cell>
          <table:table-cell office:value-type="float" office:value="26177.33" calcext:value-type="float">
            <text:p>26177,33</text:p>
          </table:table-cell>
          <table:table-cell office:value-type="float" office:value="26301.42" calcext:value-type="float">
            <text:p>26301,42</text:p>
          </table:table-cell>
          <table:table-cell office:value-type="float" office:value="26929.81" calcext:value-type="float">
            <text:p>26929,81</text:p>
          </table:table-cell>
          <table:table-cell office:value-type="float" office:value="27440.22" calcext:value-type="float">
            <text:p>27440,22</text:p>
          </table:table-cell>
          <table:table-cell office:value-type="float" office:value="28072.31" calcext:value-type="float">
            <text:p>28072,31</text:p>
          </table:table-cell>
          <table:table-cell office:value-type="float" office:value="28858.05" calcext:value-type="float">
            <text:p>28858,05</text:p>
          </table:table-cell>
          <table:table-cell office:value-type="float" office:value="29338.79" calcext:value-type="float">
            <text:p>29338,79</text:p>
          </table:table-cell>
          <table:table-cell office:value-type="float" office:value="29598.12" calcext:value-type="float">
            <text:p>29598,12</text:p>
          </table:table-cell>
          <table:table-cell office:value-type="float" office:value="30283.84" calcext:value-type="float">
            <text:p>30283,84</text:p>
          </table:table-cell>
          <table:table-cell office:value-type="float" office:value="30978.75" calcext:value-type="float">
            <text:p>30978,75</text:p>
          </table:table-cell>
          <table:table-cell office:value-type="float" office:value="31523.56" calcext:value-type="float">
            <text:p>31523,56</text:p>
          </table:table-cell>
          <table:table-cell office:value-type="float" office:value="33154.28" calcext:value-type="float">
            <text:p>33154,28</text:p>
          </table:table-cell>
          <table:table-cell office:value-type="float" office:value="33733.8" calcext:value-type="float">
            <text:p>33733,8</text:p>
          </table:table-cell>
          <table:table-cell office:value-type="float" office:value="34339.61" calcext:value-type="float">
            <text:p>34339,61</text:p>
          </table:table-cell>
          <table:table-cell office:value-type="float" office:value="35362.23" calcext:value-type="float">
            <text:p>35362,23</text:p>
          </table:table-cell>
          <table:table-cell office:value-type="float" office:value="36733.68" calcext:value-type="float">
            <text:p>36733,68</text:p>
          </table:table-cell>
          <table:table-cell office:value-type="float" office:value="38884.43" calcext:value-type="float">
            <text:p>38884,43</text:p>
          </table:table-cell>
          <table:table-cell office:value-type="float" office:value="39658.15" calcext:value-type="float">
            <text:p>39658,15</text:p>
          </table:table-cell>
          <table:table-cell office:value-type="float" office:value="40911.09" calcext:value-type="float">
            <text:p>40911,09</text:p>
          </table:table-cell>
          <table:table-cell office:value-type="float" office:value="41584.2" calcext:value-type="float">
            <text:p>41584,2</text:p>
          </table:table-cell>
          <table:table-cell office:value-type="float" office:value="43290.96" calcext:value-type="float">
            <text:p>43290,96</text:p>
          </table:table-cell>
          <table:table-cell office:value-type="float" office:value="44092.81" calcext:value-type="float">
            <text:p>44092,81</text:p>
          </table:table-cell>
          <table:table-cell office:value-type="float" office:value="45485.23" calcext:value-type="float">
            <text:p>45485,23</text:p>
          </table:table-cell>
          <table:table-cell office:value-type="float" office:value="47834.32" calcext:value-type="float">
            <text:p>47834,32</text:p>
          </table:table-cell>
          <table:table-cell office:value-type="float" office:value="48591.6" calcext:value-type="float">
            <text:p>48591,6</text:p>
          </table:table-cell>
          <table:table-cell office:value-type="float" office:value="49574.33" calcext:value-type="float">
            <text:p>49574,33</text:p>
          </table:table-cell>
          <table:table-cell office:value-type="float" office:value="53070.21" calcext:value-type="float">
            <text:p>53070,21</text:p>
          </table:table-cell>
          <table:table-cell office:value-type="float" office:value="56386.47" calcext:value-type="float">
            <text:p>56386,47</text:p>
          </table:table-cell>
          <table:table-cell office:value-type="float" office:value="56872.86" calcext:value-type="float">
            <text:p>56872,86</text:p>
          </table:table-cell>
          <table:table-cell office:value-type="float" office:value="56955.63" calcext:value-type="float">
            <text:p>56955,63</text:p>
          </table:table-cell>
          <table:table-cell office:value-type="float" office:value="57057.9" calcext:value-type="float">
            <text:p>57057,9</text:p>
          </table:table-cell>
          <table:table-cell office:value-type="float" office:value="58361.93" calcext:value-type="float">
            <text:p>58361,93</text:p>
          </table:table-cell>
          <table:table-cell office:value-type="float" office:value="60440.53" calcext:value-type="float">
            <text:p>60440,53</text:p>
          </table:table-cell>
          <table:table-cell office:value-type="float" office:value="60767.23" calcext:value-type="float">
            <text:p>60767,23</text:p>
          </table:table-cell>
          <table:table-cell office:value-type="float" office:value="61909.95" calcext:value-type="float">
            <text:p>61909,95</text:p>
          </table:table-cell>
          <table:table-cell office:value-type="float" office:value="64756.23" calcext:value-type="float">
            <text:p>64756,23</text:p>
          </table:table-cell>
          <table:table-cell office:value-type="float" office:value="65571.77" calcext:value-type="float">
            <text:p>65571,77</text:p>
          </table:table-cell>
          <table:table-cell office:value-type="float" office:value="66869.88" calcext:value-type="float">
            <text:p>66869,88</text:p>
          </table:table-cell>
          <table:table-cell office:value-type="float" office:value="68100.73" calcext:value-type="float">
            <text:p>68100,73</text:p>
          </table:table-cell>
          <table:table-cell office:value-type="float" office:value="72293.4" calcext:value-type="float">
            <text:p>72293,4</text:p>
          </table:table-cell>
          <table:table-cell office:value-type="float" office:value="75809.13" calcext:value-type="float">
            <text:p>75809,13</text:p>
          </table:table-cell>
          <table:table-cell office:value-type="float" office:value="80501.97" calcext:value-type="float">
            <text:p>80501,97</text:p>
          </table:table-cell>
          <table:table-cell office:value-type="float" office:value="81464.51" calcext:value-type="float">
            <text:p>81464,51</text:p>
          </table:table-cell>
          <table:table-cell office:value-type="float" office:value="84513.57" calcext:value-type="float">
            <text:p>84513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day/>
      <number:text>/</number:text>
      <number:month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1" number:min-decimal-places="1" number:min-integer-digits="1"/>
    </number:number-style>
    <number:percentage-style style:name="N171">
      <number:number number:decimal-places="1" number:min-decimal-places="1" number:min-integer-digits="1"/>
      <number:text>%</number:text>
    </number:percentage-style>
    <number:number-style style:name="N172">
      <number:number number:decimal-places="3" number:min-decimal-places="3" number:min-integer-digits="1"/>
    </number:number-style>
    <number:number-style style:name="N173">
      <number:number number:decimal-places="12" number:min-decimal-places="12" number:min-integer-digits="1"/>
    </number:number-style>
    <number:number-style style:name="N174">
      <number:number number:decimal-places="11" number:min-decimal-places="11" number:min-integer-digits="1"/>
    </number:number-style>
    <number:number-style style:name="N175">
      <number:number number:decimal-places="10" number:min-decimal-places="10" number:min-integer-digits="1"/>
    </number:number-style>
    <number:number-style style:name="N176">
      <number:number number:decimal-places="9" number:min-decimal-places="9" number:min-integer-digits="1"/>
    </number:number-style>
    <number:number-style style:name="N177">
      <number:number number:decimal-places="8" number:min-decimal-places="8" number:min-integer-digits="1"/>
    </number:number-style>
    <number:number-style style:name="N178">
      <number:number number:decimal-places="7" number:min-decimal-places="7" number:min-integer-digits="1"/>
    </number:number-style>
    <number:number-style style:name="N179">
      <number:number number:decimal-places="6" number:min-decimal-places="6" number:min-integer-digits="1"/>
    </number:number-style>
    <number:number-style style:name="N180">
      <number:number number:decimal-places="5" number:min-decimal-places="5" number:min-integer-digits="1"/>
    </number:number-style>
    <number:number-style style:name="N181">
      <number:number number:decimal-places="4" number:min-decimal-places="4" number:min-integer-digits="1"/>
    </number:number-style>
    <number:number-style style:name="N182">
      <number:number number:decimal-places="13" number:min-decimal-places="13" number:min-integer-digits="1"/>
    </number:number-style>
    <number:currency-style style:name="N18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83">
      <number:currency-symbol/>
      <number:text> -</number:text>
      <number:number number:decimal-places="0" number:min-decimal-places="0" number:min-integer-digits="1" number:grouping="true"/>
      <style:map style:condition="value()&gt;=0" style:apply-style-name="N183P0"/>
    </number:currency-style>
    <number:currency-style style:name="N18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84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84P0"/>
    </number:currency-style>
    <number:currency-style style:name="N18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85">
      <number:currency-symbol/>
      <number:text> -</number:text>
      <number:number number:decimal-places="2" number:min-decimal-places="2" number:min-integer-digits="1" number:grouping="true"/>
      <style:map style:condition="value()&gt;=0" style:apply-style-name="N185P0"/>
    </number:currency-style>
    <number:currency-style style:name="N18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8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86P0"/>
    </number:currency-style>
    <number:date-style style:name="N187">
      <number:day number:style="long"/>
      <number:text>-</number:text>
      <number:month number:textual="true"/>
      <number:text>-</number:text>
      <number:year/>
    </number:date-style>
    <number:date-style style:name="N188">
      <number:day number:style="long"/>
      <number:text>-</number:text>
      <number:month number:textual="true"/>
    </number:date-style>
    <number:number-style style:name="N189P0" style:volatile="true">
      <number:number number:decimal-places="0" number:min-decimal-places="0" number:min-integer-digits="1" number:grouping="true"/>
    </number:number-style>
    <number:number-style style:name="N189">
      <number:text>-</number:text>
      <number:number number:decimal-places="0" number:min-decimal-places="0" number:min-integer-digits="1" number:grouping="true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 number:grouping="true"/>
    </number:number-style>
    <number:number-style style:name="N191">
      <number:text>-</number:text>
      <number:number number:decimal-places="2" number:min-decimal-places="2" number:min-integer-digits="1" number:grouping="true"/>
      <style:map style:condition="value()&gt;=0" style:apply-style-name="N191P0"/>
    </number:number-style>
    <number:number-style style:name="N192P0" style:volatile="true">
      <number:number number:decimal-places="2" number:min-decimal-places="2" number:min-integer-digits="1" number:grouping="true"/>
    </number:number-style>
    <number:number-style style:name="N19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2P0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</number:text>
      <number:fill-character> </number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4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4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94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9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6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96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1:18:42.691094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7:02:06.300595047</meta:creation-date>
    <dc:date>2021-08-11T04:42:07.486735549</dc:date>
    <meta:editing-duration>PT7H17M25S</meta:editing-duration>
    <meta:editing-cycles>3</meta:editing-cycles>
    <meta:generator>LibreOffice/7.1.2.2$Linux_X86_64 LibreOffice_project/8a45595d069ef5570103caea1b71cc9d82b2aae4</meta:generator>
    <meta:document-statistic meta:table-count="2" meta:cell-count="285" meta:object-count="0"/>
  </office:meta>
</office:document-meta>
</file>